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_GB23121" svg:font-family="楷体_GB2312"/>
    <style:font-face style:name="楷体_GB2312" svg:font-family="楷体_GB2312, sans-serif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T1" style:family="text">
      <style:text-properties fo:color="#990066"/>
    </style:style>
    <style:style style:name="T2" style:family="text">
      <style:text-properties style:font-weight-asian="bold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科比的肩膀</text:h>
      <text:section text:style-name="Sect1" text:name="main">
        <text:p text:style-name="P2">科比的案子一直拖下去吧，最好是再多安排几次出庭——不过一定要让他能赶回球场。每次科比出完庭赶场都状态奇佳。上次赶在第二节回到球场就投进最后的绝杀球。</text:p>
        <text:p text:style-name="P2"> </text:p>
        <text:p text:style-name="P2">今天科比没有穿那件加了垫肩的T恤，看来肩伤已经差不多了，不过右手食指还包着绷带。我才不关心你得多少分呢，只要你在场上飞得开心。在我眼里，其余的9人不过是你的陪衬而已。他们是为各自的胜利，你是为自己的生活方式，他们怎么可能胜过你。</text:p>
        <text:p text:style-name="P2"> </text:p>
        <text:p text:style-name="P2">(there's an image)</text:p>
        <text:p text:style-name="P2">2004年03月25日, 星期四 19:46 (92093)</text:p>
        <text:section text:style-name="Sect1" text:name="Section1">
          <text:h text:style-name="P1" text:outline-level="1" text:is-list-header="true"><text:bookmark text:name="main"/>你打哪个位置</text:h>
          <text:p text:style-name="P2">小陶：重新发明轮子 vs. 技术的学习</text:p>
          <text:p text:style-name="P2"><text:a xlink:type="simple" xlink:href="http://www.blogdriver.com/showBlog.do?diaryID=98249" office:target-frame-name="_blank" xlink:show="new">http://www.blogdriver.com/showBlog.do?diaryID=98249</text:a></text:p>
          <text:p text:style-name="P2"> </text:p>
          <text:p text:style-name="P2">对于一支软件团队，我很喜欢把它比做一支篮球队——都是一个“team”，而且人数也大概差不多。当你走上篮球场，你打哪个位置？你想打哪个位置？你希望有怎样的表现？你希望如何与队友合作？</text:p>
          <text:p text:style-name="P2"> </text:p>
          <text:p text:style-name="P2">我知道很多人愿意做得分后卫，像科比或者T-Mac那样摧城拔寨，优雅地运球突破，用各种姿势投篮，一场比赛砍下40分；也有很多人愿意做中 锋，像大鲨鱼一样统治篮下，抢过每个篮板球，重扣把篮框拉得摇摇欲坠。当然也有很多人愿意做主教练或者更衣室里的老大，把大家的士气激励起来，在比赛之外 做好自己能做的一切，让队友们心无旁骛地上场比赛。</text:p>
          <text:p text:style-name="P2"> </text:p>
          <text:p text:style-name="P2">一支优秀的球队还需要一个优秀的组织后卫。他阅读比赛，他看清队友的跑位，他把球传给快速插到篮下的小前锋，然后坐到一边吃爆米花，看着他们得 分。如果他们恰好没有投进，他就放下爆米花，再给他们传一次球。有时他也会直冲篮下玩一个花哨的上篮，有时他也会在外线投一个三分球，但他更喜欢助攻，更 喜欢看着球队的每个人打出漂亮的空中接力扣篮。</text:p>
          <text:p text:style-name="P2"> </text:p>
          <text:p text:style-name="P2">我喜欢打组织后卫，最欣赏的就是Jason Kidd和白巧克力。不过今年的状元打得也很好，而且身材更高，队友打不通的时候可以自己强攻。King James是个不世出的天才，我还是继续模仿白巧克力的魔术传球吧。</text:p>
          <text:p text:style-name="P2">2004年03月30日, 星期二 21:33 (98688)</text:p>
        </text:section>
        <text:section text:style-name="Sect1" text:name="Section2">
          <text:h text:style-name="P1" text:outline-level="1" text:is-list-header="true"><text:bookmark text:name="main1"/>惊心动魄</text:h>
          <text:p text:style-name="P2">35秒，SBC中心已是山呼海啸。比分70:71，助攻数16:18，这就是季后赛，这就是两个王者的防守。</text:p>
          <text:p text:style-name="P2"> </text:p>
          <text:p text:style-name="P2">马刺队抢下前场篮板，球到了Robert Horry手中。老射手在三分线外，屈膝，跳起，出手……这是宿命。Horry用同样的方式射杀过Ewing的尼克斯，射杀过Webber的国王，也射杀 过Robinson和Duncan的马刺。但是去年，同样是湖人对马刺，同样是西部半决赛，同样是第五场，同样是最后关头的三分球，Horry失手了。曾 经失手的杀手就不再是杀手。如果这个三分球投进，比赛就可以结束了，但Horry又一次失手，这次失望的换成了马刺。Karl Malone抢下篮板球，时间还剩31秒。</text:p>
          <text:p text:style-name="P2"> </text:p>
          <text:p text:style-name="P2">一次按部就班的进攻，Kobe的跳投命中，72:71，11秒。如果是常规赛，如果换一个对手，比赛已经就此结束，NBA的头条新闻将是 “Kobe投进致胜一球”。但，这是季后赛，对手是马刺。11秒的时间对于一支总冠军球队来说，太长了。就算不能像Reggie Miller那样在8秒内得到8分，11秒也足以完成一次绝杀。湖人的犯规次数还不够，于是Fisher犯规了，只给马刺留下5秒，前场发边线球。一个绝 对明智的战术布置。</text:p>
          <text:p text:style-name="P2"> </text:p>
          <text:p text:style-name="P2">即便是5秒，对于拥有两枚戒指和两个MVP奖杯、今天已经得到19分和21篮板的Tim Duncan来说，也足够。马刺甚至不急于进攻，直到最后一刻，Duncan才跳投出手。命中，72:73，计时器定格在0.4秒。Duncan欢呼了 吗？咆哮了吗？他那张硬得像石头的脸上露出狰狞的表情了吗？SBC中心的球迷们亮出“Beat LA”的标语了吗？</text:p>
          <text:p text:style-name="P2"> </text:p>
          <text:p text:style-name="P2">前场发边线球时，0.3秒和0.4秒有着本质的区别。如果只剩0.3秒，就必须跳起在空中接球并马上出手；如果是0.4秒，还可以在地面接球再 跳投。Phil Jackson清楚这一点，Popovich也清楚。于是，湖人叫了一次暂停，把发球的地点从后场移到了前场。马刺又叫了一次暂停，为了打乱湖人的部署。 湖人立即再叫暂停，重新部署最后一投。禅师在这时显出了自己的高明。第一次暂停时他真的布置了战术吗？我猜他那时就已经估计到马刺会叫暂停，直到第二次暂 停才真正说出自己的想法。</text:p>
          <text:p text:style-name="P2"> </text:p>
          <text:p text:style-name="P2">Derek Fisher接球，立刻转身，跳投。当Kobe越来越喜欢持球进攻，Fisher已经从组织后卫堕落成一个纯射手。射手等的就是这一刻。球进钟响，74: 73，湖人胜。如果去年Horry不在湖人，湖人未必就能拿到总冠军；如果Horry今年还在湖人，湖人肯定拿不到总冠军。</text:p>
          <text:p text:style-name="P2"> </text:p>
          <text:p text:style-name="P2">太刺激了。</text:p>
          <text:p text:style-name="P2">2004年05月14日, 星期五 11:36 (155077)</text:p>
        </text:section>
        <text:section text:style-name="Sect1" text:name="Section3">
          <text:h text:style-name="P1" text:outline-level="1" text:is-list-header="true"><text:bookmark text:name="main2"/>NBA不行了？</text:h>
          <text:p text:style-name="P2">“梦 六队”打了几场相对于他们自己的名声来说不够漂亮、但仍然比其他任何一支国家队都漂亮的比赛之后，似乎有人开始说“NBA不行了”，“世界篮球的顶峰开始 向欧洲转移了”。噢，这群可怜的2002、2003届新秀，在休假期打球玩也就罢了，还无端端被些没看过NBA的人当作了NBA最高水准。</text:p>
          <text:p text:style-name="P2"> </text:p>
          <text:p text:style-name="P2">NBA 96、97届美籍球员全明星阵容——仅仅是这两年进入NBA的球员而已：</text:p>
          <text:p text:style-name="P2"> </text:p>
          <text:p text:style-name="P2">PG      Allen Iverson（96状元）     Stephone Marburry（96探花）</text:p>
          <text:p text:style-name="P2">SG      Kobe Bryant（96第13位）   Ray Allen（96）</text:p>
          <text:p text:style-name="P2">C        Ben Wallace（96未选秀）   Tim Duncan（97状元）</text:p>
          <text:p text:style-name="P2">SF      Tracy McGrady（97）        Paul Pierce（97）</text:p>
          <text:p text:style-name="P2">PF      J. O'Neal（96）                  Abdul-Rahim（96）</text:p>
          <text:p text:style-name="P2"> </text:p>
          <text:p text:style-name="P2">唔，我比较喜欢硬朗型的球员，所以Antoine Walker尚且不能进入这个阵容呢。</text:p>
          <text:p text:style-name="P2">2004年08月20日, 星期五 17:31 (290642)</text:p>
        </text:section>
        <text:section text:style-name="Sect1" text:name="Section4">
          <text:h text:style-name="P1" text:outline-level="1" text:is-list-header="true"><text:bookmark text:name="main3"/>那个最恶心的家伙去了</text:h>
          <text:p text:style-name="Text_20_body">新浪体育：<text:a xlink:type="simple" xlink:href="http://sports.sina.com.cn/k/2005-04-26/22521529318.shtml">总有一种离去让人泪流满面</text:a><text:line-break/><text:line-break/><text:span text:style-name="T1">“</text:span><text:bookmark text:name="zoom"/><text:span text:style-name="T1">此时无数人已经开始哭泣，西蒙斯走出来解围。他给米勒准备了一份特别的礼物??一辆世界第一名 车“宾利”。带着联盟史上三分王、得分榜排行第12、五届罚球王、一届东部冠军的荣誉，米勒与姐姐坐上这辆价值30万美元的名车，缓缓离开了康赛科体育中 心，也正式告别了NBA的常规赛季。”</text:span><text:line-break/><text:line-break/>那 个身高6尺7寸但体重只有180磅的家伙，那个时刻贴在对手背上准备摔倒制造offense foul的家伙，那个在三秒区里兜来兜去至少跑10秒的家伙，那个任何时候嘴里装满垃圾话的家伙，那个可以用各种姿势假装投篮骗罚球的家伙，那个可以在任 何位置投进三分球的家伙，那个在9秒钟内拿到8分的家伙，那个向所有对手挑衅然后装无辜的家伙，那个让最让人觉得恶心的家伙。<text:line-break/><text:line-break/>那个“Miller Time”的缔造者，那个最后的杀手，那个不可侵犯的骄傲者，那个永不服输的战士，<text:span text:style-name="T2">那个</text:span>Reggie Miller，离开了。以后再也没有一个人，能够让观众一次又一次地享受绝杀的欢欣和被绝杀的沮丧；以后再也没有一个人，能够在客场翩翩君子地对着球迷鞠躬；以后再也没有一个人，能够令人如此讨厌直到恶心的程度。<text:line-break/><text:line-break/>(there's an image) Position:  G </text:p>
        </text:section>
        <text:p text:style-name="P2">Born: 08/24/65 </text:p>
        <text:p text:style-name="P2">Height: 6-7 /  2,01 </text:p>
        <text:p text:style-name="P2">Weight: 195  lbs. / 88,5  kg. </text:p>
        <text:p text:style-name="P2">College: UCLA '87 </text:p>
        <text:p text:style-name="P2">2005年04月27日, 星期三 14:03 (654097)</text:p>
      </text:section>
      <text:section text:style-name="Sect1" text:name="Section5">
        <text:h text:style-name="P1" text:outline-level="1" text:is-list-header="true"><text:bookmark text:name="main4"/>看你飞翔</text:h>
        <text:p text:style-name="P2">心底里，或许早就在期待这样的一天。或许从看着那个略显稚嫩的大男孩起飞的那一瞬间，就在盼望着这一天，盼望着奇迹的出现。只是，无法预期，就是这样的一天，天空阴冷的普通一天，留下了奇迹，留下了你飞翔的痕迹。<text:line-break/><text:line-break/><text:a xlink:type="simple" xlink:href="http://sports.sina.com.cn/k/2006-01-23/13132010846.shtml">(there's an image) </text:a></text:p>
        <text:p text:style-name="P2"><text:a xlink:type="simple" xlink:href="http://sports.sina.com.cn/k/2006-01-23/13132010846.shtml">2006年01月23日, 星期一 21:59 (1121923)</text:a></text:p>
      </text:section>
      <text:section text:style-name="Sect1" text:name="Section6">
        <text:h text:style-name="P1" text:outline-level="1" text:is-list-header="true"><text:bookmark text:name="main5"/><text:a xlink:type="simple" xlink:href="http://sports.sina.com.cn/k/2006-01-23/13132010846.shtml">Zoom Kobe I</text:a></text:h>
        <text:p text:style-name="P2"><text:a xlink:type="simple" xlink:href="http://sports.sina.com.cn/k/2006-01-23/13132010846.shtml">(there's an image)</text:a></text:p>
        <text:p text:style-name="P2"><text:a xlink:type="simple" xlink:href="http://sports.sina.com.cn/k/2006-01-23/13132010846.shtml">2006年04月5日, 星期三 13:02 (1164110)</text:a></text:p>
      </text:section>
      <text:section text:style-name="Sect1" text:name="Section7">
        <text:h text:style-name="P1" text:outline-level="1" text:is-list-header="true"><text:bookmark text:name="main6"/><text:a xlink:type="simple" xlink:href="http://sports.sina.com.cn/k/2006-01-23/13132010846.shtml">还活着，还站着</text:a></text:h>
        <text:p text:style-name="P2"><text:a xlink:type="simple" xlink:href="http://sports.sina.com.cn/k/2006-01-23/13132010846.shtml">记得以前一本乔丹的传记，MJ23说自己不管拿着多么高的薪水，其实还是和街头的孩子一样。只有赢的人能站在场地上，输的人必须放下篮球。唯一想要的，只是继续玩下去，不想离开场地。<text:line-break/><text:line-break/>(there's an image) </text:a></text:p>
        <text:p text:style-name="P2"><text:a xlink:type="simple" xlink:href="http://sports.sina.com.cn/k/2006-01-23/13132010846.shtml">2006年05月2日, 星期二 00:20 (1177035)</text:a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_GB23121" svg:font-family="楷体_GB2312"/>
    <style:font-face style:name="楷体_GB2312" svg:font-family="楷体_GB2312, sans-serif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39:32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63" meta:word-count="543" meta:character-count="3487"/>
  </office:meta>
</office:document-meta>
</file>